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3021in" table:align="left"/>
    </style:style>
    <style:style style:name="Table5.A" style:family="table-column">
      <style:table-column-properties style:column-width="2.125in"/>
    </style:style>
    <style:style style:name="Table5.B" style:family="table-column">
      <style:table-column-properties style:column-width="0.7292in"/>
    </style:style>
    <style:style style:name="Table5.C" style:family="table-column">
      <style:table-column-properties style:column-width="1.1875in"/>
    </style:style>
    <style:style style:name="Table5.D" style:family="table-column">
      <style:table-column-properties style:column-width="1.1146in"/>
    </style:style>
    <style:style style:name="Table5.E" style:family="table-column">
      <style:table-column-properties style:column-width="1.1458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Standard">
      <style:text-properties fo:font-weight="normal" officeooo:rsid="000c8990" officeooo:paragraph-rsid="000c8990" style:font-weight-asian="normal" style:font-weight-complex="normal"/>
    </style:style>
    <style:style style:name="P4"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5"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officeooo:rsid="000bb2ce" officeooo:paragraph-rsid="000bb2ce"/>
    </style:style>
    <style:style style:name="P6" style:family="paragraph" style:parent-style-name="Text_20_body">
      <style:paragraph-properties fo:margin-left="0in" fo:margin-right="0in" fo:margin-top="0in" fo:margin-bottom="0in" loext:contextual-spacing="false" fo:text-indent="0in" style:auto-text-indent="false"/>
    </style:style>
    <style:style style:name="P7"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style:style style:name="P8"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9" style:family="paragraph" style:parent-style-name="Text_20_body">
      <style:text-properties fo:font-weight="bold" officeooo:rsid="000e39fc" officeooo:paragraph-rsid="000e39fc" style:font-weight-asian="bold" style:font-weight-complex="bold"/>
    </style:style>
    <style:style style:name="P10" style:family="paragraph" style:parent-style-name="Table_20_Contents">
      <style:paragraph-properties fo:margin-top="0in" fo:margin-bottom="0in" loext:contextual-spacing="false"/>
    </style:style>
    <style:style style:name="P11" style:family="paragraph" style:parent-style-name="Standard" style:list-style-name="L1">
      <style:text-properties officeooo:rsid="000819a2" officeooo:paragraph-rsid="000c6f54"/>
    </style:style>
    <style:style style:name="P12" style:family="paragraph" style:parent-style-name="Standard">
      <style:text-properties fo:font-weight="normal" officeooo:rsid="000c8990" officeooo:paragraph-rsid="000c8990" style:font-weight-asian="normal" style:font-weight-complex="normal"/>
    </style:style>
    <style:style style:name="P13" style:family="paragraph" style:parent-style-name="Standard">
      <style:text-properties fo:font-weight="normal" officeooo:rsid="000ee802" officeooo:paragraph-rsid="000ee802" style:font-weight-asian="normal" style:font-weight-complex="normal"/>
    </style:style>
    <style:style style:name="P14" style:family="paragraph" style:parent-style-name="Text_20_body">
      <style:text-properties fo:font-weight="normal" officeooo:rsid="000819a2" officeooo:paragraph-rsid="000819a2" style:font-weight-asian="normal" style:font-weight-complex="normal"/>
    </style:style>
    <style:style style:name="T1" style:family="text">
      <style:text-properties officeooo:rsid="000c89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list xml:id="list775422191" text:style-name="L1">
        <text:list-item>
          <text:p text:style-name="P11">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list-item>
        <text:list-item>
          <text:p text:style-name="P11">Since the projected workload will not include insertions or deletions we decided that we would chose optimizations that might accelerate queries, even if they would have a negative effect on insertions and deletions.</text:p>
        </text:list-item>
        <text:list-item>
          <text:p text:style-name="P11">While creating the unoptimized queries we found that some queries required extensive computations. For example: calculating the GPA of a StudentRegistrationId, or determining whether a student was active. Some queries that required these computations would be executed multiple times sequentially. This meant that we could not use traditional views, as these would be recomputed every time the query is executed. Instead we figured that material views would be suitable, as that would mean that the calculations are performed once, and the results can be used ten times or however often the query would be run.</text:p>
        </text:list-item>
        <text:list-item>
          <text:p text:style-name="P11">After that we investigated primary keys. For each table we decided which (combinations of) variables would represent the Primary Key. <text:s/>The primary keys had to be unique and would have to aid the execution of the queries. For example, in q2Queries.Q1 the query should return the course names and grades for a student for all courses that he passed. Doing this requires using the CourseRegistrations table, which is one of the slowest tables in the entire database. StudentRegistrationId is not unique in this table, so a composite PK of (StudentRegistrationId, CourseOfferId) was implemented (StudentRegistrationId, Grade) might also not be unique for each tuple, and therefore not a suitable candidate for the PK.</text:p>
        </text:list-item>
        <text:list-item>
          <text:p text:style-name="P11">The final set of materialized views, PKs and indexes was decided based on which optimizations were the fastest to compute, had the largest reduction in execution time.</text:p>
        </text:list-item>
      </text:list>
      <text:p text:style-name="P1"/>
      <text:p text:style-name="P1"/>
      <text:p text:style-name="P2">Chosen optimizations</text:p>
      <text:p text:style-name="P3">Materialized views:</text:p>
      <text:p text:style-name="P3"/>
      <text:p text:style-name="P13">We chose to add a materialized view with the calculated GPA and number of credits for each student registration to a course offer, as this is an expensive calculation that will be used multiple times. As seen in the table below, this improved the query time quite significantly.</text:p>
      <text:p text:style-name="P13">The view MaxGrades is quick to make and takes little space, and cuts the query time for Q6 in half. Thus, it was kept.</text:p>
      <text:p text:style-name="P13">To determine whether a student is active a lot of joins are necessary. In order to not have to repeat this, ActiveStudents was chosen as a materialized view.</text:p>
      <text:p text:style-name="P3"/>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0">Enhancement</text:p>
          </table:table-cell>
          <table:table-cell table:style-name="Table5.B1" office:value-type="string">
            <text:p text:style-name="P10">Query</text:p>
          </table:table-cell>
          <table:table-cell table:style-name="Table5.B1" office:value-type="string">
            <text:p text:style-name="P10">Time without <text:span text:style-name="T1">MV</text:span></text:p>
          </table:table-cell>
          <table:table-cell table:style-name="Table5.B1" office:value-type="string">
            <text:p text:style-name="P10">Time with <text:span text:style-name="T1">MV</text:span></text:p>
          </table:table-cell>
          <table:table-cell table:style-name="Table5.B1" office:value-type="string">
            <text:p text:style-name="P10">Space</text:p>
          </table:table-cell>
        </table:table-row>
        <table:table-row>
          <table:table-cell table:style-name="Table5.A2" office:value-type="string">
            <text:p text:style-name="P10">GpaAndEctsCount</text:p>
          </table:table-cell>
          <table:table-cell table:style-name="Table5.B2" office:value-type="string">
            <text:p text:style-name="P10">Q2</text:p>
          </table:table-cell>
          <table:table-cell table:style-name="Table5.B2" office:value-type="string">
            <text:p text:style-name="P10">&gt;10min</text:p>
          </table:table-cell>
          <table:table-cell table:style-name="Table5.B2" office:value-type="string">
            <text:p text:style-name="P10">2:16</text:p>
          </table:table-cell>
          <table:table-cell table:style-name="Table5.B2" office:value-type="string">
            <text:p text:style-name="P10">288MB</text:p>
          </table:table-cell>
        </table:table-row>
        <table:table-row>
          <table:table-cell table:style-name="Table5.A2" office:value-type="string">
            <text:p text:style-name="P10">MaxGrades</text:p>
          </table:table-cell>
          <table:table-cell table:style-name="Table5.B2" office:value-type="string">
            <text:p text:style-name="P10">Q6</text:p>
          </table:table-cell>
          <table:table-cell table:style-name="Table5.B2" office:value-type="string">
            <text:p text:style-name="P10">59s</text:p>
          </table:table-cell>
          <table:table-cell table:style-name="Table5.B2" office:value-type="string">
            <text:p text:style-name="P10">37s</text:p>
          </table:table-cell>
          <table:table-cell table:style-name="Table5.B2" office:value-type="string">
            <text:p text:style-name="P10">192kB</text:p>
          </table:table-cell>
        </table:table-row>
        <table:table-row>
          <table:table-cell table:style-name="Table5.A2" office:value-type="string">
            <text:p text:style-name="P10">Maxgrades,ActiveStudents</text:p>
          </table:table-cell>
          <table:table-cell table:style-name="Table5.B2" office:value-type="string">
            <text:p text:style-name="P10">Q7</text:p>
          </table:table-cell>
          <table:table-cell table:style-name="Table5.B2" office:value-type="string">
            <text:p text:style-name="P10">&gt;15min</text:p>
          </table:table-cell>
          <table:table-cell table:style-name="Table5.B2" office:value-type="string">
            <text:p text:style-name="P10">7min</text:p>
          </table:table-cell>
          <table:table-cell table:style-name="Table5.B2" office:value-type="string">
            <text:p text:style-name="P10">192kb + 279MB</text:p>
          </table:table-cell>
        </table:table-row>
      </table:table>
      <text:p text:style-name="P3"/>
      <text:p text:style-name="P9">Indexes</text:p>
      <text:p text:style-name="P14">with materialized views – with PKs – no indexes</text:p>
      <text:p text:style-name="Text_20_body">2. GPA = 9, time = 151935,615 ms (02:31,936)</text:p>
      <text:p text:style-name="Text_20_body">6. NrExcellent &gt;= 1, time = 91832,861 ms (01:31,833)</text:p>
      <text:p text:style-name="Text_20_body">7. failed, out of memory err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12T23:43:03.083759150</dc:date>
    <meta:editing-duration>PT3H51M5S</meta:editing-duration>
    <meta:editing-cycles>8</meta:editing-cycles>
    <meta:generator>LibreOffice/6.0.7.3$Linux_X86_64 LibreOffice_project/00m0$Build-3</meta:generator>
    <meta:document-statistic meta:table-count="1" meta:image-count="0" meta:object-count="0" meta:page-count="1" meta:paragraph-count="36" meta:word-count="499" meta:character-count="3012" meta:non-whitespace-character-count="2551"/>
  </office:meta>
</office:document-meta>
</file>